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Calibri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Calibri" fo:font-size="14pt" style:font-size-asian="14pt" style:font-size-complex="14pt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2" style:font-name="Calibri" fo:font-size="14pt" fo:letter-spacing="normal" fo:font-style="normal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alibri" fo:font-size="14pt" fo:language="en" fo:country="CA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Calibri" fo:font-size="14pt" style:font-size-asian="14pt" style:font-size-complex="14pt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2" style:font-name="Calibri" fo:font-size="14pt" fo:letter-spacing="normal" fo:language="en" fo:country="CA" fo:font-style="normal" fo:font-weight="normal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202122" fo:letter-spacing="normal" fo:font-style="normal"/>
    </style:style>
    <style:style style:name="T2" style:family="text">
      <style:text-properties fo:font-variant="normal" fo:text-transform="none" fo:color="#202122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202122" style:text-position="super 58%" fo:letter-spacing="normal" fo:font-style="normal"/>
    </style:style>
    <style:style style:name="T4" style:family="text">
      <style:text-properties fo:font-variant="normal" fo:text-transform="none" fo:color="#202122" style:text-position="super 58%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202122" style:text-position="super 58%" fo:letter-spacing="normal" fo:font-style="normal" fo:font-weight="normal" style:language-asian="zh" style:country-asian="CN" style:font-weight-asian="normal" style:font-weight-complex="normal"/>
    </style:style>
    <style:style style:name="T6" style:family="text">
      <style:text-properties fo:font-variant="normal" fo:text-transform="none" fo:color="#202122" style:text-position="super 58%" fo:letter-spacing="normal" fo:font-style="normal" style:language-asian="zh" style:country-asian="CN"/>
    </style:style>
    <style:style style:name="T7" style:family="text">
      <style:text-properties fo:font-variant="normal" fo:text-transform="none" fo:color="#202122" style:text-position="super 58%" fo:letter-spacing="normal" fo:language="en" fo:country="CA" fo:font-style="normal" fo:font-weight="normal" style:language-asian="zh" style:country-asian="CN" style:font-weight-asian="normal" style:font-weight-complex="normal"/>
    </style:style>
    <style:style style:name="T8" style:family="text">
      <style:text-properties fo:font-variant="normal" fo:text-transform="none" fo:color="#202122" style:text-position="super 58%" fo:letter-spacing="normal" fo:language="en" fo:country="CA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222222" fo:letter-spacing="normal" fo:font-style="normal"/>
    </style:style>
    <style:style style:name="T10" style:family="text">
      <style:text-properties fo:font-variant="normal" fo:text-transform="none" fo:color="#222222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color="#222222" fo:letter-spacing="normal" fo:font-style="italic" fo:font-weight="normal" style:font-weight-asian="normal" style:font-weight-complex="normal"/>
    </style:style>
    <style:style style:name="T12" style:family="text">
      <style:text-properties fo:font-variant="normal" fo:text-transform="none" fo:color="#222222" style:font-name="times new roman" fo:font-size="18.75pt" fo:letter-spacing="normal" fo:font-style="italic"/>
    </style:style>
    <style:style style:name="T13" style:family="text">
      <style:text-properties fo:font-variant="normal" fo:text-transform="none" fo:color="#222222" style:font-name="times new roman" fo:font-size="18.75pt" fo:letter-spacing="normal" fo:font-style="italic" fo:font-weight="normal" style:font-weight-asian="normal" style:font-weight-complex="normal"/>
    </style:style>
    <style:style style:name="T14" style:family="text">
      <style:text-properties fo:font-variant="normal" fo:text-transform="none" fo:color="#222222" style:text-position="super 58%" style:font-name="times new roman" fo:font-size="18.75pt" fo:letter-spacing="normal" fo:font-style="italic"/>
    </style:style>
    <style:style style:name="T15" style:family="text">
      <style:text-properties fo:font-variant="normal" fo:text-transform="none" fo:color="#222222" style:text-position="super 58%" style:font-name="times new roman" fo:font-size="18.75pt" fo:letter-spacing="normal" fo:font-style="italic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<text:span text:style-name="T6">4</text:span></text:p>
      <text:p text:style-name="P1"/>
      <text:p text:style-name="P2"><text:span text:style-name="T1">α</text:span> <text:s text:c="4"/><text:span text:style-name="T1">β</text:span> <text:s text:c="4"/><text:span text:style-name="T1">θ</text:span> <text:s text:c="5"/><text:span text:style-name="T1">π</text:span></text:p>
      <text:p text:style-name="P4"/>
      <text:p text:style-name="P3"><text:span text:style-name="T10">≠</text:span><text:span text:style-name="T2"> <text:s text:c="5"/></text:span><text:span text:style-name="T9">≈</text:span><text:span text:style-name="T1"> </text:span><text:span text:style-name="T2"><text:s text:c="6"/></text:span><text:span text:style-name="T10">≥</text:span><text:span text:style-name="T2"> <text:s text:c="6"/></text:span><text:span text:style-name="T10">≤</text:span><text:span text:style-name="T2"> <text:s text:c="5"/></text:span><text:span text:style-name="T10">÷</text:span><text:span text:style-name="T2"> <text:s text:c="5"/></text:span><text:span text:style-name="T11">a^b</text:span><text:span text:style-name="T2"> </text:span></text:p>
      <text:p text:style-name="P4"/>
      <text:p text:style-name="P3"><text:span text:style-name="T10">∠</text:span><text:span text:style-name="T2"> <text:s text:c="4"/></text:span><text:span text:style-name="T10">≅</text:span><text:span text:style-name="T2"> <text:s text:c="5"/></text:span><text:span text:style-name="T10">~</text:span><text:span text:style-name="T2"> <text:s text:c="5"/></text:span><text:span text:style-name="T10">Δ</text:span><text:span text:style-name="T2"> <text:s text:c="4"/></text:span><text:span text:style-name="T10">π</text:span><text:span text:style-name="T2"> <text:s text:c="4"/></text:span><text:span text:style-name="T10">∥</text:span><text:span text:style-name="T2"> <text:s text:c="5"/></text:span><text:span text:style-name="T10">∑</text:span><text:span text:style-name="T2"> </text:span></text:p>
      <text:p text:style-name="P4"/>
      <text:p text:style-name="P3"><text:span text:style-name="T10">∫</text:span><text:span text:style-name="T2"> <text:s text:c="4"/></text:span><text:span text:style-name="T9">∞</text:span><text:span text:style-name="T1"> </text:span><text:span text:style-name="T2"><text:s text:c="4"/></text:span><text:span text:style-name="T11">f(x)</text:span><text:span text:style-name="T2"> <text:s text:c="3"/></text:span><text:span text:style-name="T11">dx</text:span><text:span text:style-name="T2"> <text:s text:c="6"/></text:span><text:span text:style-name="T10">∴</text:span><text:span text:style-name="T2"> </text:span><text:span text:style-name="T2"><text:s text:c="5"/></text:span><text:span text:style-name="T10">∵</text:span><text:span text:style-name="T2"> </text:span></text:p>
      <text:p text:style-name="P4"/>
      <text:p text:style-name="P3"><text:span text:style-name="T13">a</text:span><text:span text:style-name="T15">b</text:span><text:span text:style-name="T4"> <text:s text:c="3"/></text:span><text:span text:style-name="T15">ab</text:span><text:span text:style-name="T4"> <text:s text:c="3"/></text:span><text:span text:style-name="T15">ab</text:span><text:span text:style-name="T4"> <text:s text:c="2"/></text:span><text:span text:style-name="T8">2 </text:span><text:span text:style-name="T4"><text:s/></text:span><text:span text:style-name="T5">3 4 5 6 <text:s/></text:span><text:span text:style-name="T7">m n </text:span></text:p>
      <text:p text:style-name="P4"/>
      <text:p text:style-name="P4"/>
      <text:p text:style-name="P4"/>
      <text:p text:style-name="P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3M21S</meta:editing-duration>
    <meta:editing-cycles>20</meta:editing-cycles>
    <meta:generator>OpenOffice/4.1.15$Win32 OpenOffice.org_project/4115m2$Build-9813</meta:generator>
    <dc:date>2025-12-05T18:26:42.05</dc:date>
    <dc:creator>Eric Zhang</dc:creator>
    <meta:document-statistic meta:table-count="0" meta:image-count="0" meta:object-count="0" meta:page-count="1" meta:paragraph-count="6" meta:word-count="34" meta:character-count="175"/>
    <meta:user-defined meta:name="Info 1"/>
    <meta:user-defined meta:name="Info 2"/>
    <meta:user-defined meta:name="Info 3"/>
    <meta:user-defined meta:name="Info 4"/>
  </office:meta>
</office:document-meta>
</file>